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ns42:value-type="string">
            <text:p>Date from string</text:p>
          </table:table-cell>
          <table:table-cell office:value-type="date" office:date-value="2024-05-27"/>
        </table:table-row>
        <table:table-row table:style-name="ro1">
          <table:table-cell office:value-type="string" ns42:value-type="string">
            <text:p>currency from string</text:p>
          </table:table-cell>
          <table:table-cell office:value-type="currency" office:currency="USD" office:value="400.27"/>
        </table:table-row>
        <table:table-row table:style-name="ro1">
          <table:table-cell office:value-type="string" ns42:value-type="string">
            <text:p>plain to bold</text:p>
          </table:table-cell>
          <table:table-cell office:value-type="string" ns42:value-type="string" table:style-name="bold_style_133563835651792">
            <text:p>plain 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bold_style_133563835651792" style:family="table-cell" style:display-name="bold_style_133563835651792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initial-creator>Blake Hannaford</meta:initial-creator>
    <meta:creation-date>2025-07-08T08:37:40.658858895</meta:creation-date>
    <dc:date>2025-07-08T08:39:16.626075249</dc:date>
    <dc:creator>Blake Hannaford</dc:creator>
    <meta:editing-duration>PT1M36S</meta:editing-duration>
    <meta:editing-cycles>1</meta:editing-cycles>
    <meta:document-statistic meta:table-count="1" meta:cell-count="6" meta:object-count="0"/>
    <meta:generator>ODFPY/1.4.1</meta:generator>
  </office:meta>
</office:document-meta>
</file>